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30d" officeooo:paragraph-rsid="000a23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230d" officeooo:paragraph-rsid="000a230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9824" officeooo:paragraph-rsid="0012982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8cfa" officeooo:paragraph-rsid="00158cf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89f4" officeooo:paragraph-rsid="0015b9c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348e" officeooo:paragraph-rsid="0017348e" style:font-weight-asian="bold" style:font-weight-complex="bold"/>
    </style:style>
    <style:style style:name="P7" style:family="paragraph" style:parent-style-name="Standard">
      <style:text-properties officeooo:rsid="000a3afe" officeooo:paragraph-rsid="000a3afe"/>
    </style:style>
    <style:style style:name="P8" style:family="paragraph" style:parent-style-name="Standard">
      <style:text-properties officeooo:rsid="000a3afe" officeooo:paragraph-rsid="000b1dd6"/>
    </style:style>
    <style:style style:name="P9" style:family="paragraph" style:parent-style-name="Standard">
      <style:text-properties officeooo:rsid="000b1dd6" officeooo:paragraph-rsid="000b1dd6"/>
    </style:style>
    <style:style style:name="P10" style:family="paragraph" style:parent-style-name="Standard">
      <style:text-properties officeooo:rsid="000b1dd6" officeooo:paragraph-rsid="000be7d1"/>
    </style:style>
    <style:style style:name="P11" style:family="paragraph" style:parent-style-name="Standard">
      <style:text-properties officeooo:rsid="000be7d1" officeooo:paragraph-rsid="000be7d1"/>
    </style:style>
    <style:style style:name="P12" style:family="paragraph" style:parent-style-name="Standard">
      <style:text-properties officeooo:rsid="000be7d1" officeooo:paragraph-rsid="000ccf9f"/>
    </style:style>
    <style:style style:name="P13" style:family="paragraph" style:parent-style-name="Standard">
      <style:text-properties officeooo:rsid="000ccf9f" officeooo:paragraph-rsid="000ccf9f"/>
    </style:style>
    <style:style style:name="P14" style:family="paragraph" style:parent-style-name="Standard">
      <style:text-properties officeooo:rsid="000ccf9f" officeooo:paragraph-rsid="000dd38d"/>
    </style:style>
    <style:style style:name="P15" style:family="paragraph" style:parent-style-name="Standard">
      <style:text-properties officeooo:rsid="000dd38d" officeooo:paragraph-rsid="000dd38d"/>
    </style:style>
    <style:style style:name="P16" style:family="paragraph" style:parent-style-name="Standard">
      <style:text-properties officeooo:rsid="000dd38d" officeooo:paragraph-rsid="000f3c2e"/>
    </style:style>
    <style:style style:name="P17" style:family="paragraph" style:parent-style-name="Standard">
      <style:text-properties officeooo:rsid="000f3c2e" officeooo:paragraph-rsid="000f3c2e"/>
    </style:style>
    <style:style style:name="P18" style:family="paragraph" style:parent-style-name="Standard">
      <style:text-properties officeooo:rsid="000f3c2e" officeooo:paragraph-rsid="0010721e"/>
    </style:style>
    <style:style style:name="P19" style:family="paragraph" style:parent-style-name="Standard">
      <style:text-properties officeooo:rsid="0010721e" officeooo:paragraph-rsid="0010721e"/>
    </style:style>
    <style:style style:name="P20" style:family="paragraph" style:parent-style-name="Standard">
      <style:text-properties officeooo:rsid="0010721e" officeooo:paragraph-rsid="00122602"/>
    </style:style>
    <style:style style:name="P21" style:family="paragraph" style:parent-style-name="Standard">
      <style:text-properties officeooo:rsid="00122602" officeooo:paragraph-rsid="00122602"/>
    </style:style>
    <style:style style:name="P22" style:family="paragraph" style:parent-style-name="Standard">
      <style:text-properties officeooo:rsid="00122602" officeooo:paragraph-rsid="00129824"/>
    </style:style>
    <style:style style:name="P23" style:family="paragraph" style:parent-style-name="Standard">
      <style:text-properties officeooo:rsid="00129824" officeooo:paragraph-rsid="00129824"/>
    </style:style>
    <style:style style:name="P24" style:family="paragraph" style:parent-style-name="Standard">
      <style:text-properties officeooo:rsid="00136299" officeooo:paragraph-rsid="00136299"/>
    </style:style>
    <style:style style:name="P25" style:family="paragraph" style:parent-style-name="Standard">
      <style:text-properties officeooo:rsid="001489f4" officeooo:paragraph-rsid="001489f4"/>
    </style:style>
    <style:style style:name="P26" style:family="paragraph" style:parent-style-name="Standard">
      <style:text-properties officeooo:rsid="00158cfa" officeooo:paragraph-rsid="00158cfa"/>
    </style:style>
    <style:style style:name="P27" style:family="paragraph" style:parent-style-name="Standard">
      <style:text-properties officeooo:rsid="0015b9c8" officeooo:paragraph-rsid="0015b9c8"/>
    </style:style>
    <style:style style:name="P28" style:family="paragraph" style:parent-style-name="Standard">
      <style:text-properties officeooo:paragraph-rsid="0015b9c8"/>
    </style:style>
    <style:style style:name="P29" style:family="paragraph" style:parent-style-name="Standard">
      <style:text-properties officeooo:rsid="0017348e" officeooo:paragraph-rsid="0017348e"/>
    </style:style>
    <style:style style:name="P30" style:family="paragraph" style:parent-style-name="Standard">
      <style:text-properties officeooo:paragraph-rsid="0017348e"/>
    </style:style>
    <style:style style:name="P31" style:family="paragraph" style:parent-style-name="Standard">
      <style:text-properties officeooo:rsid="0017d47c" officeooo:paragraph-rsid="0017d47c"/>
    </style:style>
    <style:style style:name="P32" style:family="paragraph" style:parent-style-name="Standard">
      <style:text-properties officeooo:rsid="0017d47c" officeooo:paragraph-rsid="001916a6"/>
    </style:style>
    <style:style style:name="T1" style:family="text">
      <style:text-properties officeooo:rsid="000b1dd6"/>
    </style:style>
    <style:style style:name="T2" style:family="text">
      <style:text-properties officeooo:rsid="000ccf9f"/>
    </style:style>
    <style:style style:name="T3" style:family="text">
      <style:text-properties officeooo:rsid="000dd38d"/>
    </style:style>
    <style:style style:name="T4" style:family="text">
      <style:text-properties officeooo:rsid="000f3c2e"/>
    </style:style>
    <style:style style:name="T5" style:family="text">
      <style:text-properties officeooo:rsid="0010721e"/>
    </style:style>
    <style:style style:name="T6" style:family="text">
      <style:text-properties officeooo:rsid="00122602"/>
    </style:style>
    <style:style style:name="T7" style:family="text">
      <style:text-properties officeooo:rsid="00129824"/>
    </style:style>
    <style:style style:name="T8" style:family="text">
      <style:text-properties officeooo:rsid="00136299"/>
    </style:style>
    <style:style style:name="T9" style:family="text">
      <style:text-properties officeooo:rsid="001489f4"/>
    </style:style>
    <style:style style:name="T10" style:family="text">
      <style:text-properties officeooo:rsid="0015b9c8"/>
    </style:style>
    <style:style style:name="T11" style:family="text">
      <style:text-properties officeooo:rsid="0017348e"/>
    </style:style>
    <style:style style:name="T12" style:family="text">
      <style:text-properties officeooo:rsid="0017d47c"/>
    </style:style>
    <style:style style:name="T13" style:family="text">
      <style:text-properties officeooo:rsid="001916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programming</text:p>
      <text:p text:style-name="P2"/>
      <text:p text:style-name="P1">1.#include&lt;stdio.h&gt;</text:p>
      <text:p text:style-name="P1"><text:s/>int main()</text:p>
      <text:p text:style-name="P1">{</text:p>
      <text:p text:style-name="P1"><text:tab/>int n=0,m=0;</text:p>
      <text:p text:style-name="P1"><text:tab/>if(n&gt;0)</text:p>
      <text:p text:style-name="P1"><text:tab/> <text:s text:c="7"/>if(m&gt;0)</text:p>
      <text:p text:style-name="P1"><text:tab/> <text:s text:c="12"/>printf("true\n");</text:p>
      <text:p text:style-name="P1"><text:tab/> else</text:p>
      <text:p text:style-name="P1"><text:tab/> <text:s text:c="6"/>printf("false\n");</text:p>
      <text:p text:style-name="P1">}</text:p>
      <text:p text:style-name="P1"/>
      <text:p text:style-name="P1">a.True<text:tab/><text:tab/>b.False<text:tab/><text:tab/>c.No ouptut will be printed<text:tab/><text:tab/>d.Run time error</text:p>
      <text:p text:style-name="P7"/>
      <text:p text:style-name="P7">2.#include&lt;stdio.h&gt;</text:p>
      <text:p text:style-name="P7">int main()</text:p>
      <text:p text:style-name="P7">{</text:p>
      <text:p text:style-name="P7"><text:tab/>char *ptr="votary tech";</text:p>
      <text:p text:style-name="P7"><text:tab/>(*ptr)++;</text:p>
      <text:p text:style-name="P7"><text:tab/>printf("%s\n",ptr);</text:p>
      <text:p text:style-name="P7"><text:tab/>ptr++;</text:p>
      <text:p text:style-name="P7"><text:tab/>printf("%s\n",ptr);</text:p>
      <text:p text:style-name="P7">}</text:p>
      <text:p text:style-name="P7"/>
      <text:p text:style-name="P7">a.wotary tech ,otary tech<text:tab/><text:tab/>b.votary tech,otary tech<text:tab/></text:p>
      <text:p text:style-name="P7">c.Run time error<text:tab/><text:tab/><text:tab/>d.Compilation error</text:p>
      <text:p text:style-name="P7"/>
      <text:p text:style-name="P8">3.<text:span text:style-name="T1">#include&lt;stdio.h&gt;</text:span></text:p>
      <text:p text:style-name="P9">int fun(int a)</text:p>
      <text:p text:style-name="P9">{</text:p>
      <text:p text:style-name="P9"><text:tab/>a&gt;20?return 10:return 20;</text:p>
      <text:p text:style-name="P9">}</text:p>
      <text:p text:style-name="P9">int main()</text:p>
      <text:p text:style-name="P9">{</text:p>
      <text:p text:style-name="P9"><text:tab/>int b;</text:p>
      <text:p text:style-name="P9"><text:tab/>b=fun(20);</text:p>
      <text:p text:style-name="P9"><text:tab/>printf("%d\n",b);</text:p>
      <text:p text:style-name="P9">}</text:p>
      <text:p text:style-name="P9"/>
      <text:p text:style-name="P9">a.10<text:tab/><text:tab/>b.20<text:tab/><text:tab/>c.warning<text:tab/><text:tab/>d.Compilation error</text:p>
      <text:p text:style-name="P9"/>
      <text:p text:style-name="P10"><text:span text:style-name="T2">4.#include&lt;stdio.h&gt;</text:span></text:p>
      <text:p text:style-name="P11">int main()</text:p>
      <text:p text:style-name="P11">{</text:p>
      <text:p text:style-name="P11"><text:tab/>int a=1,2,3;</text:p>
      <text:p text:style-name="P11"><text:tab/>printf("%d\n",a);</text:p>
      <text:p text:style-name="P11">}</text:p>
      <text:p text:style-name="P11"/>
      <text:p text:style-name="P11">a.1<text:tab/><text:tab/>b.3<text:tab/><text:tab/>c.Compilation error<text:tab/><text:tab/>d.not defined</text:p>
      <text:p text:style-name="P11"/>
      <text:p text:style-name="P11"/>
      <text:p text:style-name="P12"><text:soft-page-break/>5.<text:span text:style-name="T2">#include&lt;stdio.h&gt;</text:span></text:p>
      <text:p text:style-name="P13"><text:s/>#include&lt;string.h&gt;</text:p>
      <text:p text:style-name="P13">int main()</text:p>
      <text:p text:style-name="P13">{</text:p>
      <text:p text:style-name="P13"><text:tab/>char str1[]="votary tech";</text:p>
      <text:p text:style-name="P13"><text:tab/>char str2[20];</text:p>
      <text:p text:style-name="P13"><text:tab/>strcpy(str2,str1);</text:p>
      <text:p text:style-name="P13"><text:tab/>printf("%s\t%s\n",str1,str2);</text:p>
      <text:p text:style-name="P13"><text:tab/>if(str1==str2)</text:p>
      <text:p text:style-name="P13"><text:tab/><text:tab/>printf("same\n");</text:p>
      <text:p text:style-name="P13"><text:tab/>else</text:p>
      <text:p text:style-name="P13"><text:tab/><text:tab/>printf("different\n");</text:p>
      <text:p text:style-name="P13">}</text:p>
      <text:p text:style-name="P13"/>
      <text:p text:style-name="P13">a.same<text:tab/><text:tab/>b.different<text:tab/> <text:s text:c="5"/>c.Compilation error <text:s text:c="13"/>d.Run time error</text:p>
      <text:p text:style-name="P13"/>
      <text:p text:style-name="P14">6.<text:span text:style-name="T3">#include&lt;stdio.h&gt;</text:span></text:p>
      <text:p text:style-name="P15">int main()</text:p>
      <text:p text:style-name="P15">{</text:p>
      <text:p text:style-name="P15"><text:tab/>if(~0==1)</text:p>
      <text:p text:style-name="P15"><text:tab/><text:tab/>printf("yes\n");</text:p>
      <text:p text:style-name="P15"><text:tab/>else</text:p>
      <text:p text:style-name="P15"><text:tab/><text:tab/>printf("no\n");</text:p>
      <text:p text:style-name="P15">}</text:p>
      <text:p text:style-name="P15"/>
      <text:p text:style-name="P15">a.no<text:tab/><text:tab/>b.yes<text:tab/><text:tab/>c.Undefined<text:tab/><text:tab/>d.Error</text:p>
      <text:p text:style-name="P15"/>
      <text:p text:style-name="P16">7.<text:span text:style-name="T4">#include&lt;stdio.h&gt;</text:span></text:p>
      <text:p text:style-name="P17">int main()</text:p>
      <text:p text:style-name="P17">{</text:p>
      <text:p text:style-name="P17"><text:tab/>int a=3,b=2,c=3,d=4,e;</text:p>
      <text:p text:style-name="P17"><text:tab/>e=b&gt;c?c&gt;d?12:d&gt;a?13:14:15;</text:p>
      <text:p text:style-name="P17"><text:tab/>printf("%d\n",e);</text:p>
      <text:p text:style-name="P17">}</text:p>
      <text:p text:style-name="P17"/>
      <text:p text:style-name="P17">a.13<text:tab/><text:tab/>b.14<text:tab/><text:tab/>c.15<text:tab/><text:tab/>d.Syntax error</text:p>
      <text:p text:style-name="P17"/>
      <text:p text:style-name="P18">8.<text:span text:style-name="T5">#include&lt;stdio.h&gt; <text:s text:c="3"/>//line 1//</text:span></text:p>
      <text:p text:style-name="P19">#define int A <text:s text:c="14"/>//line 2// <text:s text:c="11"/></text:p>
      <text:p text:style-name="P19">#define A int <text:s text:c="14"/>//line 3//</text:p>
      <text:p text:style-name="P19">int main() <text:s text:c="19"/>//line 4//</text:p>
      <text:p text:style-name="P19">{</text:p>
      <text:p text:style-name="P19"><text:tab/>int i=8; <text:s text:c="11"/>//line 6//</text:p>
      <text:p text:style-name="P19"><text:tab/>printf("%d\n",i);</text:p>
      <text:p text:style-name="P19">}</text:p>
      <text:p text:style-name="P19"/>
      <text:p text:style-name="P19">a.error on line 3<text:tab/>b.8<text:tab/> <text:s text:c="4"/>c.error on line 6.<text:tab/><text:tab/>d.Linker error</text:p>
      <text:p text:style-name="P19"/>
      <text:p text:style-name="P20"/>
      <text:p text:style-name="P20"/>
      <text:p text:style-name="P20"/>
      <text:p text:style-name="P20"/>
      <text:p text:style-name="P20"><text:soft-page-break/>9.<text:span text:style-name="T6">#include&lt;stdio.h&gt;</text:span></text:p>
      <text:p text:style-name="P21">struct stu</text:p>
      <text:p text:style-name="P21">{</text:p>
      <text:p text:style-name="P21"><text:tab/>int i;</text:p>
      <text:p text:style-name="P21">}*xyz;</text:p>
      <text:p text:style-name="P21">int main()</text:p>
      <text:p text:style-name="P21">{</text:p>
      <text:p text:style-name="P21"><text:tab/>(*&amp;xyz)-&gt;i=10;</text:p>
      <text:p text:style-name="P21"><text:tab/>printf("%d\n",xyz-&gt;i);</text:p>
      <text:p text:style-name="P21">}</text:p>
      <text:p text:style-name="P21"/>
      <text:p text:style-name="P21">a.Compilation error<text:tab/><text:tab/>b.10<text:tab/><text:tab/>c.Run time error<text:tab/><text:tab/>d.None of these</text:p>
      <text:p text:style-name="P21"/>
      <text:p text:style-name="P22">10.<text:span text:style-name="T7">#include&lt;stdio.h&gt;</text:span></text:p>
      <text:p text:style-name="P23">int main()</text:p>
      <text:p text:style-name="P23">{</text:p>
      <text:p text:style-name="P23"><text:tab/>char a;</text:p>
      <text:p text:style-name="P23"><text:tab/>a=64&lt;&lt;1;</text:p>
      <text:p text:style-name="P23"><text:tab/>printf("%d\n",a);</text:p>
      <text:p text:style-name="P23">}</text:p>
      <text:p text:style-name="P23"/>
      <text:p text:style-name="P23">a.96<text:tab/><text:tab/>b.-128<text:tab/><text:tab/>c.32<text:tab/><text:tab/>d.128</text:p>
      <text:p text:style-name="P1"/>
      <text:p text:style-name="P3">Linux basics</text:p>
      <text:p text:style-name="P23"/>
      <text:p text:style-name="P23">1.Message queues <text:span text:style-name="T8">are created in</text:span></text:p>
      <text:p text:style-name="P24">a.user space<text:tab/>b.kernel space<text:tab/> <text:s text:c="5"/>c.both<text:tab/>d.none</text:p>
      <text:p text:style-name="P24"/>
      <text:p text:style-name="P24">2.command used to check shared memory is</text:p>
      <text:p text:style-name="P24">a.ipcs<text:tab/> <text:s text:c="10"/>b.ipcs <text:s/>-m <text:s text:c="13"/>c.ipcs <text:s/>-s <text:s text:c="4"/>d.ipcs <text:s/>-q</text:p>
      <text:p text:style-name="P24"/>
      <text:p text:style-name="P24">3.The structure which keeps the information about shared memory in kernel is</text:p>
      <text:p text:style-name="P24">a.struct ipc_perm<text:tab/>b.struct semid_ds<text:tab/>c.struct shmid_ds<text:tab/>d.struct msgid_ds</text:p>
      <text:p text:style-name="P24"/>
      <text:p text:style-name="P24">4.A semaphore is a shared integer variable</text:p>
      <text:p text:style-name="P24">a.that cannot drop below zero<text:tab/>b.that cannot be more than zero</text:p>
      <text:p text:style-name="P24">c.that cannot drop below one<text:tab/><text:tab/>c.that cannot be more than one</text:p>
      <text:p text:style-name="P24"/>
      <text:p text:style-name="P24">5.<text:span text:style-name="T9">The two atomic operations permissible on semaphore are:(choose two)</text:span></text:p>
      <text:p text:style-name="P25">a.wait<text:tab/><text:tab/>b.stop<text:tab/><text:tab/>c.hold<text:tab/><text:tab/>d.signal</text:p>
      <text:p text:style-name="P25"/>
      <text:p text:style-name="P25">6.<text:span text:style-name="T10">mkfifo() <text:s/>creates <text:s/>____________.</text:span></text:p>
      <text:p text:style-name="P25"/>
      <text:p text:style-name="P25">7.Which of the following calls never returns an error?</text:p>
      <text:p text:style-name="P25">a.getpid<text:tab/>b.fork<text:tab/><text:tab/>c.ioctl<text:tab/><text:tab/>d.open</text:p>
      <text:p text:style-name="P25"/>
      <text:p text:style-name="P25">8.How many times printf will be executed in the below mentioned program</text:p>
      <text:p text:style-name="P25">int main(){</text:p>
      <text:p text:style-name="P26">fork(); <text:s/>fork(); <text:s/>fork();</text:p>
      <text:p text:style-name="P26">printf(“hello world\n”);</text:p>
      <text:p text:style-name="P26">}</text:p>
      <text:p text:style-name="P25"><text:tab/></text:p>
      <text:p text:style-name="P24"><text:soft-page-break/></text:p>
      <text:p text:style-name="P26">9.which signal is sent by command “kill -9”?</text:p>
      <text:p text:style-name="P26">a.INT<text:tab/><text:tab/>b.TERM<text:tab/>c.KILL<text:tab/>d.STOP</text:p>
      <text:p text:style-name="P26"/>
      <text:p text:style-name="P26">10.The process which terminates before the parent process exits becomes _______________ process.</text:p>
      <text:p text:style-name="P26"/>
      <text:p text:style-name="P26"/>
      <text:p text:style-name="P4">Operating systems basics</text:p>
      <text:p text:style-name="P4"/>
      <text:p text:style-name="P27">1.<text:span text:style-name="T9">To access the services of the operating system,the interface is provided by the ____________</text:span></text:p>
      <text:p text:style-name="P27"/>
      <text:p text:style-name="P28"><text:span text:style-name="T10">2.</text:span>If a process fails, most operating system write the error information to a ______<text:line-break/>a) log file<text:tab/>b) another running process<text:tab/>c) new file<text:tab/>d) none of the mentioned</text:p>
      <text:p text:style-name="P28"/>
      <text:p text:style-name="P28"><text:span text:style-name="T10">3.</text:span>The OS X has ____________<text:line-break/>a) monolithic kernel<text:tab/>b) hybrid kernel<text:tab/>c) microkernel<text:tab/><text:tab/><text:tab/><text:tab/><text:tab/><text:tab/></text:p>
      <text:p text:style-name="P28">d) monolithic kernel with modules</text:p>
      <text:p text:style-name="P5"/>
      <text:p text:style-name="P28"><text:span text:style-name="T10">4.</text:span>A process can be terminated due to<text:line-break/>a) normal exit<text:tab/><text:tab/><text:tab/>b) fatal error<text:line-break/>c) killed by another process<text:tab/>d) all of the mentioned</text:p>
      <text:p text:style-name="P28"/>
      <text:p text:style-name="P28"><text:span text:style-name="T10">5.</text:span>A set of processes is deadlock if<text:line-break/>a) each process is blocked and will remain so forever<text:tab/>b) each process is terminated<text:line-break/>c) all processes are trying to kill each other<text:tab/><text:tab/><text:tab/>d) none of the mentioned</text:p>
      <text:p text:style-name="P28"/>
      <text:p text:style-name="P28"><text:span text:style-name="T10">6.</text:span>A Process Control Block(PCB) does not contain which of the following :<text:line-break/>a) Code<text:tab/>b) Stack<text:tab/>c) Bootstrap program<text:tab/><text:tab/>d) Data</text:p>
      <text:p text:style-name="P28"/>
      <text:p text:style-name="P28"><text:span text:style-name="T11">7.</text:span>A single thread of control allows the process to perform:<text:line-break/>a) only one task at a time<text:tab/>b) multiple tasks at a time<text:line-break/>c) only two tasks at a time<text:tab/><text:span text:style-name="T11">d</text:span>) all of the mentioned</text:p>
      <text:p text:style-name="P28"/>
      <text:p text:style-name="P29">8.<text:span text:style-name="T10">If all processes I/O bound, the ready queue will almost always be ______ and the Short term Scheduler will have a ______ to do.<text:line-break/>a) full,little<text:tab/>b) full,lot<text:tab/>c) empty,little<text:tab/><text:tab/>d) empty,lot</text:span></text:p>
      <text:p text:style-name="P29"/>
      <text:p text:style-name="P30"><text:span text:style-name="T11">9.</text:span>Which process can be affected by other processes executing in the system?<text:line-break/>a) cooperating process<text:tab/>b) child process<text:line-break/>c) parent process<text:tab/><text:tab/>d) init process</text:p>
      <text:p text:style-name="P30"/>
      <text:p text:style-name="P30"><text:span text:style-name="T11">10.</text:span>To differentiate the many network services a system supports ______ are used.<text:line-break/>a) Variables<text:tab/>b) Sockets<text:tab/>c) Ports<text:tab/>d) Service names</text:p>
      <text:p text:style-name="P3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 programming questions</text:p>
      <text:p text:style-name="P6"/>
      <text:p text:style-name="P29">1.<text:span text:style-name="T12">C program to check whether the given number is palindrome or not using recursion.</text:span></text:p>
      <text:p text:style-name="P29"/>
      <text:p text:style-name="P31">2.C program to reverse a given input string without using string library functions.</text:p>
      <text:p text:style-name="P31"/>
      <text:p text:style-name="P31">3.C program to find number of 1’s in a given number,the loop must iterate only number of 1’s in given <text:s/>number times.</text:p>
      <text:p text:style-name="P31"/>
      <text:p text:style-name="P31">4.write a program to print the following sequence,value of n is given at command line</text:p>
      <text:p text:style-name="P31"><text:s text:c="3"/>eg: if n=4<text:tab/>o/p is <text:s text:c="3"/>$ # $ # # $ # $ # # # #</text:p>
      <text:p text:style-name="P32"><text:s text:c="9"/>if n=6 <text:s text:c="4"/>o/p is<text:tab/> $ # $ # # $ # $ # # # # $ # $ # # # # # #</text:p>
      <text:p text:style-name="P32"/>
      <text:p text:style-name="P32"><text:span text:style-name="T13">5.C program to delete a node in a linked list.</text:span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19:07.161261335</meta:creation-date>
    <dc:date>2018-07-09T15:10:27.209267641</dc:date>
    <meta:editing-duration>PT4M4S</meta:editing-duration>
    <meta:editing-cycles>1</meta:editing-cycles>
    <meta:document-statistic meta:table-count="0" meta:image-count="0" meta:object-count="0" meta:page-count="5" meta:paragraph-count="145" meta:word-count="729" meta:character-count="4755" meta:non-whitespace-character-count="3883"/>
    <meta:generator>LibreOffice/5.1.6.2$Linux_X86_64 LibreOffice_project/10m0$Build-2</meta:generator>
  </office:meta>
</office:document-meta>
</file>